
<file path=META-INF/manifest.xml><?xml version="1.0" encoding="utf-8"?>
<manifest:manifest xmlns:manifest="urn:oasis:names:tc:opendocument:xmlns:manifest:1.0">
  <manifest:file-entry manifest:media-type="application/vnd.oasis.opendocument.graphics" manifest:version="1.0" manifest:full-path="/"/>
  <manifest:file-entry manifest:media-type="text/xml" manifest:full-path="content.xml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config="urn:oasis:names:tc:opendocument:xmlns:config:1.0" xmlns:dc="http://purl.org/dc/elements/1.1/" xmlns:draw="urn:oasis:names:tc:opendocument:xmlns:drawing:1.0" xmlns:fo="urn:oasis:names:tc:opendocument:xmlns:xsl-fo-compatible:1.0" xmlns:office="urn:oasis:names:tc:opendocument:xmlns:office:1.0" xmlns:ooo="http://openoffice.org/2004/office" xmlns:style="urn:oasis:names:tc:opendocument:xmlns:style:1.0" xmlns:svg="urn:oasis:names:tc:opendocument:xmlns:svg-compatible:1.0" xmlns:text="urn:oasis:names:tc:opendocument:xmlns:text:1.0" office:version="1.0">
  <office:font-face-decls>
    <style:font-face style:name="Calibri" svg:font-family="Calibri"/>
    <style:font-face style:font-charset="x-symbol" style:name="StarSymbol" svg:font-family="StarSymbol"/>
  </office:font-face-decls>
  <office:automatic-styles>
    <style:style style:family="graphic" style:name="gr1" style:parent-style-name="standard">
      <style:graphic-properties draw:fill="gradient" draw:fill-gradient-name="Gradient_1" draw:shadow="visible" draw:shadow-color="#cdcdcd" draw:shadow-offset-x="0.0200in" draw:shadow-offset-y="0.0200in" draw:shadow-opacity="49.8039%" draw:stroke="none" svg:fill-rule="evenodd"/>
    </style:style>
    <style:style style:family="graphic" style:name="gr2" style:parent-style-name="standard">
      <style:graphic-properties draw:fill="none" draw:stroke-linejoin="round" svg:stoke-linecap="round" svg:stroke-color="#404040" svg:stroke-opacity="100.0000%" svg:stroke-width="0.0035in"/>
    </style:style>
    <style:style style:family="graphic" style:name="gr3" style:parent-style-name="standard">
      <style:graphic-properties draw:fill="none" draw:fill-color="#ffffff" draw:stroke="none" svg:stroke-color="#000000"/>
    </style:style>
    <style:style style:family="graphic" style:name="gr4" style:parent-style-name="standard">
      <style:graphic-properties draw:fill="gradient" draw:fill-gradient-name="Gradient_2" draw:shadow="visible" draw:shadow-color="#cdcdcd" draw:shadow-offset-x="0.0200in" draw:shadow-offset-y="0.0200in" draw:shadow-opacity="49.8039%" draw:stroke="none" svg:fill-rule="evenodd"/>
    </style:style>
    <style:style style:family="graphic" style:name="gr5" style:parent-style-name="standard">
      <style:graphic-properties draw:fill="none" draw:stroke-linejoin="round" svg:stoke-linecap="round" svg:stroke-color="#404040" svg:stroke-opacity="100.0000%" svg:stroke-width="0.0035in"/>
    </style:style>
    <style:style style:family="graphic" style:name="gr6" style:parent-style-name="standard">
      <style:graphic-properties draw:fill="none" draw:fill-color="#ffffff" draw:stroke="none" svg:stroke-color="#000000"/>
    </style:style>
    <style:style style:family="graphic" style:name="gr7" style:parent-style-name="standard">
      <style:graphic-properties draw:fill="gradient" draw:fill-gradient-name="Gradient_3" draw:shadow="visible" draw:shadow-color="#cdcdcd" draw:shadow-offset-x="0.0200in" draw:shadow-offset-y="0.0200in" draw:shadow-opacity="49.8039%" draw:stroke="none" svg:fill-rule="evenodd"/>
    </style:style>
    <style:style style:family="graphic" style:name="gr8" style:parent-style-name="standard">
      <style:graphic-properties draw:fill="none" draw:stroke-linejoin="round" svg:stoke-linecap="round" svg:stroke-color="#404040" svg:stroke-opacity="100.0000%" svg:stroke-width="0.0035in"/>
    </style:style>
    <style:style style:family="graphic" style:name="gr9" style:parent-style-name="standard">
      <style:graphic-properties draw:fill="none" draw:fill-color="#ffffff" draw:stroke="none" svg:stroke-color="#000000"/>
    </style:style>
    <style:style style:family="graphic" style:name="gr10" style:parent-style-name="standard">
      <style:graphic-properties draw:fill="gradient" draw:fill-gradient-name="Gradient_4" draw:shadow="visible" draw:shadow-color="#cdcdcd" draw:shadow-offset-x="0.0200in" draw:shadow-offset-y="0.0200in" draw:shadow-opacity="49.8039%" draw:stroke="none" svg:fill-rule="evenodd"/>
    </style:style>
    <style:style style:family="graphic" style:name="gr11" style:parent-style-name="standard">
      <style:graphic-properties draw:fill="none" draw:stroke-linejoin="round" svg:stoke-linecap="round" svg:stroke-color="#404040" svg:stroke-opacity="100.0000%" svg:stroke-width="0.0035in"/>
    </style:style>
    <style:style style:family="graphic" style:name="gr12" style:parent-style-name="standard">
      <style:graphic-properties draw:fill="none" draw:fill-color="#ffffff" draw:stroke="none" svg:stroke-color="#000000"/>
    </style:style>
    <style:style style:family="graphic" style:name="gr13" style:parent-style-name="standard">
      <style:graphic-properties draw:fill="none" draw:stroke-linejoin="round" svg:stoke-linecap="round" svg:stroke-color="#404040" svg:stroke-opacity="100.0000%" svg:stroke-width="0.0139in"/>
    </style:style>
    <style:style style:family="graphic" style:name="gr14" style:parent-style-name="standard">
      <style:graphic-properties draw:fill="none" draw:stroke-linejoin="round" svg:stoke-linecap="round" svg:stroke-color="#404040" svg:stroke-opacity="100.0000%" svg:stroke-width="0.0139in"/>
    </style:style>
    <style:style style:family="graphic" style:name="gr15" style:parent-style-name="standard">
      <style:graphic-properties draw:fill="none" draw:stroke-linejoin="round" svg:stoke-linecap="round" svg:stroke-color="#404040" svg:stroke-opacity="100.0000%" svg:stroke-width="0.0139in"/>
    </style:style>
    <style:style style:family="paragraph" style:name="S0" style:parent-style-name="Standard">
      <style:paragraph-properties fo:line-height="120.0000%" fo:margin-bottom="0.0000in" fo:margin-left="0.0000in" fo:margin-right="0.0000in" fo:margin-top="0.0000in" fo:text-align="center" fo:text-indent="0.0000in" style:justify-single-word="false"/>
    </style:style>
    <style:style style:family="text" style:name="Span0">
      <style:text-properties fo:color="#000000" fo:font-size="8.0000pt" style:font-name="Calibri" style:font-name-asian="Calibri" style:font-name-complex="Calibri" style:font-size-asian="8.0000pt" style:font-size-complex="8.0000pt" svg:fill-opacity="100.0000%" svg:stroke-opacity="100.0000%"/>
    </style:style>
  </office:automatic-styles>
  <office:body>
    <office:drawing>
      <draw:page draw:master-page-name="Default" draw:name="page1" draw:style-name="dp1">
        <draw:path draw:layer="layout" draw:style-name="gr1" svg:d="M0 1500L2500 1500L2500 0L0 0L0 1500 Z" svg:height="0.5906in" svg:viewBox="0 0 2500 1500" svg:width="0.9843in" svg:x="5.3150in" svg:y="3.8386in"/>
        <draw:path draw:layer="layout" draw:style-name="gr2" svg:d="M0 1500L2500 1500L2500 0L0 0L0 1500" svg:height="0.5906in" svg:viewBox="0 0 2500 1500" svg:width="0.9843in" svg:x="5.3150in" svg:y="3.8386in"/>
        <draw:frame draw:layer="layout" draw:style-name="gr3" svg:height="0.5906in" svg:width="0.9843in" svg:x="5.3150in" svg:y="3.8386in">
          <draw:text-box>
            <text:p text:style-name="S0"><text:span text:style-name="Span0">Vending Machine
</text:span></text:p>
          </draw:text-box>
        </draw:frame>
        <draw:path draw:layer="layout" draw:style-name="gr4" svg:d="M0 1500L2500 1500L2500 0L0 0L0 1500 Z" svg:height="0.5906in" svg:viewBox="0 0 2500 1500" svg:width="0.9843in" svg:x="5.3150in" svg:y="2.6575in"/>
        <draw:path draw:layer="layout" draw:style-name="gr5" svg:d="M0 1500L2500 1500L2500 0L0 0L0 1500" svg:height="0.5906in" svg:viewBox="0 0 2500 1500" svg:width="0.9843in" svg:x="5.3150in" svg:y="2.6575in"/>
        <draw:frame draw:layer="layout" draw:style-name="gr6" svg:height="0.5906in" svg:width="0.9843in" svg:x="5.3150in" svg:y="2.6575in">
          <draw:text-box>
            <text:p text:style-name="S0"><text:span text:style-name="Span0">Control Unit
</text:span></text:p>
          </draw:text-box>
        </draw:frame>
        <draw:path draw:layer="layout" draw:style-name="gr7" svg:d="M0 1500L2500 1500L2500 0L0 0L0 1500 Z" svg:height="0.5906in" svg:viewBox="0 0 2500 1500" svg:width="0.9843in" svg:x="4.5276in" svg:y="5.0197in"/>
        <draw:path draw:layer="layout" draw:style-name="gr8" svg:d="M0 1500L2500 1500L2500 0L0 0L0 1500" svg:height="0.5906in" svg:viewBox="0 0 2500 1500" svg:width="0.9843in" svg:x="4.5276in" svg:y="5.0197in"/>
        <draw:frame draw:layer="layout" draw:style-name="gr9" svg:height="0.5906in" svg:width="0.9843in" svg:x="4.5276in" svg:y="5.0197in">
          <draw:text-box>
            <text:p text:style-name="S0"><text:span text:style-name="Span0">Product Coil
</text:span></text:p>
          </draw:text-box>
        </draw:frame>
        <draw:path draw:layer="layout" draw:style-name="gr10" svg:d="M0 1500L2500 1500L2500 0L0 0L0 1500 Z" svg:height="0.5906in" svg:viewBox="0 0 2500 1500" svg:width="0.9843in" svg:x="6.1024in" svg:y="5.0197in"/>
        <draw:path draw:layer="layout" draw:style-name="gr11" svg:d="M0 1500L2500 1500L2500 0L0 0L0 1500" svg:height="0.5906in" svg:viewBox="0 0 2500 1500" svg:width="0.9843in" svg:x="6.1024in" svg:y="5.0197in"/>
        <draw:frame draw:layer="layout" draw:style-name="gr12" svg:height="0.5906in" svg:width="0.9843in" svg:x="6.1024in" svg:y="5.0197in">
          <draw:text-box>
            <text:p text:style-name="S0"><text:span text:style-name="Span0">Product Coil
</text:span></text:p>
          </draw:text-box>
        </draw:frame>
        <draw:path draw:layer="layout" draw:style-name="gr13" svg:d="M1999 0L1999 733L0 733L0 1499" svg:height="0.5906in" svg:viewBox="0 0 1999 1499" svg:width="0.7874in" svg:x="5.0197in" svg:y="4.4291in"/>
        <draw:path draw:layer="layout" draw:style-name="gr14" svg:d="M2000 1499L2000 749L0 749L0 0" svg:height="0.5906in" svg:viewBox="0 0 2000 1499" svg:width="0.7874in" svg:x="5.8071in" svg:y="4.4291in"/>
        <draw:path draw:layer="layout" draw:style-name="gr15" svg:d="M0 0L0 1500" svg:height="0.5906in" svg:viewBox="0 0 0 1500" svg:width="0.0000in" svg:x="5.8071in" svg:y="3.2480in"/>
      </draw:page>
    </office:drawing>
  </office:body>
</office:document-content>
</file>

<file path=styles.xml><?xml version="1.0" encoding="utf-8"?>
<office:document-styles xmlns:config="urn:oasis:names:tc:opendocument:xmlns:config:1.0" xmlns:dc="http://purl.org/dc/elements/1.1/" xmlns:draw="urn:oasis:names:tc:opendocument:xmlns:drawing:1.0" xmlns:fo="urn:oasis:names:tc:opendocument:xmlns:xsl-fo-compatible:1.0" xmlns:office="urn:oasis:names:tc:opendocument:xmlns:office:1.0" xmlns:ooo="http://openoffice.org/2004/office" xmlns:style="urn:oasis:names:tc:opendocument:xmlns:style:1.0" xmlns:svg="urn:oasis:names:tc:opendocument:xmlns:svg-compatible:1.0" xmlns:text="urn:oasis:names:tc:opendocument:xmlns:text:1.0" office:version="1.0">
  <office:styles>
    <draw:gradient draw:angle="0" draw:border="0.0000%" draw:end-color="#f0f0f0" draw:end-intensity="100%" draw:name="Gradient_1" draw:start-color="#ffffff" draw:start-intensity="100%" draw:style="linear"/>
    <draw:gradient draw:angle="0" draw:border="0.0000%" draw:end-color="#f0f0f0" draw:end-intensity="100%" draw:name="Gradient_2" draw:start-color="#ffffff" draw:start-intensity="100%" draw:style="linear"/>
    <draw:gradient draw:angle="0" draw:border="0.0000%" draw:end-color="#f0f0f0" draw:end-intensity="100%" draw:name="Gradient_3" draw:start-color="#ffffff" draw:start-intensity="100%" draw:style="linear"/>
    <draw:gradient draw:angle="0" draw:border="0.0000%" draw:end-color="#f0f0f0" draw:end-intensity="100%" draw:name="Gradient_4" draw:start-color="#ffffff" draw:start-intensity="100%" draw:style="linear"/>
  </office:styles>
  <office:font-face-decls>
    <style:font-face style:name="Calibri" svg:font-family="Calibri"/>
    <style:font-face style:font-charset="x-symbol" style:name="StarSymbol" svg:font-family="StarSymbol"/>
  </office:font-face-decls>
  <office:automatic-styles>
    <style:page-layout style:name="PM0">
      <style:page-layout-properties fo:margin-bottom="0in" fo:margin-left="0in" fo:margin-right="0in" fo:margin-top="0in" fo:page-height="8.2677in" fo:page-width="11.6929in" style:print-orientation="portrait"/>
    </style:page-layout>
    <style:style style:family="drawing-page" style:name="dp1">
      <style:drawing-page-properties draw:fill="none"/>
    </style:style>
  </office:automatic-styles>
  <office:master-styles>
    <style:master-page draw:style-name="dp1" style:name="Default" style:page-layout-name="PM0"/>
  </office:master-styles>
</office:document-styles>
</file>